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/>
    <style:style style:name="P19" style:parent-style-name="Základnítext" style:family="paragraph"/>
    <style:style style:name="P20" style:parent-style-name="Základnítext" style:family="paragraph"/>
    <style:style style:name="P21" style:parent-style-name="Základnítext" style:family="paragraph">
      <style:text-properties fo:background-color="#FFFF00"/>
    </style:style>
    <style:style style:name="P22" style:parent-style-name="Základnítext" style:family="paragraph">
      <style:text-properties fo:background-color="#FFFF00"/>
    </style:style>
    <style:style style:name="P23" style:parent-style-name="Základnítext" style:family="paragraph">
      <style:text-properties fo:background-color="#FFFF00"/>
    </style:style>
    <style:style style:name="P24" style:parent-style-name="Základnítext" style:family="paragraph">
      <style:text-properties fo:background-color="#FFFF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2/2019<text:bookmark-end text:name="Text14"/></text:p>
            <text:p text:style-name="Normální">KVOP-22345/2019<text:bookmark-end text:name="Text2"/></text:p>
            <text:p text:style-name="Normální"><text:bookmark-start text:name="Text6"/>13. 05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Vážený pan<text:s text:c="5"/><text:bookmark-end text:name="Text7"/></text:p>
            <text:p text:style-name="Normální">M. Š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 a rozhodnutí o částečném odmítnutí žádosti</text:h>
      <text:p text:style-name="Základnítext">Vážený pane Š.,</text:p>
      <text:p text:style-name="Základnítext">dne 6. 5. 2019 byla do Kanceláře veřejného ochránce práv doručena Vaše žádost podle zákona č. 106/1999 Sb., o svobodném přístupu k informacím, ve znění pozdějších předpisů, kterou žádáte:</text:p>
      <text:list text:style-name="LFO11" text:continue-numbering="true">
        <text:list-item>
          <text:p text:style-name="P18">o poskytnutí zprávy o prošetření postupu Psychiatrické léčebny B. v případě úmrtí V. M.<text:s/>ze dne 28. 8. 2006, včetně reakce psychiatrické nemocnice na tuto zprávu.</text:p>
        </text:list-item>
        <text:list-item>
          <text:p text:style-name="P19">dotazujete se, proč na internetových stránkách veřejného ochránce práv ww.ochrance.cz chybí tisková zpráva<text:s/>ze dne 31. 8. 2006<text:s/>v téže věci</text:p>
        </text:list-item>
      </text:list>
      <text:p text:style-name="Základnítext">Ve smyslu zákona o svobodném přístupu k informacím,<text:s/><text:span text:style-name="Silné">se poskytují níže uvedené informace</text:span>:</text:p>
      <text:p text:style-name="Základnítext">K bodu<text:s/>č. 1</text:p>
      <text:p text:style-name="Základnítext">Tuto informaci nelze poskytnout, blíže viz rozhodnutí<text:s/>o odmítnutí informací.</text:p>
      <text:p text:style-name="Základnítext">K bodu<text:s/>č. 2</text:p>
      <text:p text:style-name="Základnítext">Nedostupnost tiskové zprávy pravděpodobně souvisí se změnami, resp. zaváděním nových internetových stránek veřejného ochránce práv v letech 2009 – 2010. S ohledem na výrazný časový odstup Vám nemohu sdělit přesnější informace, neboť mi tyto skutečnosti nejsou známy.</text:p>
      <text:p text:style-name="Základnítext"><text:span text:style-name="Silné">Současně</text:span></text:p>
      <text:p text:style-name="Základnítext"><text:span text:style-name="Silné">vydává Kancelář veřejného ochránce práv</text:span><text:s/>jako povinný subjekt dle ustanovení § 2 odst. 1 zákona o svobodném přístupu k informacím, a současně jako osoba pověřená v souladu s ustanovením § 25 odst. 2 zákona č. 349/1999 Sb., o veřejném ochránci práv, ve znění pozdějších předpisů, veřejným ochráncem práv k plnění povinností veřejného ochránce práv podle zákona o svobodném přístupu k informacím, v souladu s ustanovením § 15 a ustanovením § 20 odst. 4 písm. a) zákona o svobodném přístupu k informacím, ve spojení s ustanovením § 67 a násl. zákona č. 500/2004 Sb., správní řád, ve znění pozdějších předpisů toto</text:p>
      <text:soft-page-break/>
      <text:h text:style-name="Nadpis1" text:outline-level="1">rozhodnutí,</text:h>
      <text:list text:style-name="LFO12" text:continue-numbering="true">
        <text:list-item>
          <text:p text:style-name="P20">kterým se<text:s/><text:span text:style-name="Silné">odmítá</text:span><text:s/>žádost pana M. Š., nar.<text:s/>x.<text:s/>x. 19xx, bytem<text:s/>xxx, ze dne 6. 5. 2019,<text:s/>v části, kterou se domáhal poskytnutí zprávy o prošetření postupu Psychiatrické léčebny B.<text:s/>v případě úmrtí V.<text:s/>M.<text:s/>ze dne 28. 8. 2006, včetně reakce psychiatrické nemocnice na tuto zprávu, a to<text:s/>podle ustanovení<text:s/>§ 15<text:s/>ve spojení<text:s/>§ 2 odst. 4 zákona<text:s/>o svobodném přístupu<text:s/>k informacím.</text:p>
        </text:list-item>
      </text:list>
      <text:h text:style-name="Nadpis1" text:outline-level="1">Odůvodnění:</text:h>
      <text:p text:style-name="Základnítext">Dne 6. 5. 2019<text:s/>se na veřejného ochránce práv obrátil<text:s/>pan M. Š.<text:s/>s žádostí o poskytnutí zprávy o prošetření postupu Psychiatrické léčebny B.<text:s/>v případě úmrtí V.<text:s/>M.<text:s/>ze dne 28. 8. 2006, včetně reakce psychiatrické nemocnice na tuto zprávu.<text:s/></text:p>
      <text:p text:style-name="Základnítext">V souladu s ustanovením § 15 ve spojení § 2 odst. 4 zákona o svobodném přístupu k informacím byla žádost odmítnuta, protože předmětný spis (zpráva a vyjádření psychiatrické léčebny) není již v současné době k dispozici. Kancelář veřejného ochránce práv<text:s/>jej<text:s/>po uplynutí pětileté skartační lhůty<text:s/>skartovala. Z tohoto důvodu není možné žádosti vyhovět, neboť jde o neexistující informaci.</text:p>
      <text:h text:style-name="Nadpis1" text:outline-level="1">Poučení:</text:h>
      <text:p text:style-name="Základnítext">Proti tomuto rozhodnutí lze v souladu s ustanovením § 16 zákona o svobodném přístupu k informacím a v souladu se Zásadami pro poskytování informací Kanceláří veřejného ochránce práv (viz<text:s/><text:span text:style-name="Hypertextovýodkaz">www.ochrance.cz</text:span>), podat ve lhůtě 15 dnů od jeho doručení odvolání k vedoucímu Kanceláře veřejného ochránce práv prostřednictvím ředitelky právní sekce Kanceláře veřejného ochránce práv.</text:p>
      <text:p text:style-name="P21"/>
      <text:p text:style-name="P22"/>
      <text:p text:style-name="P23"/>
      <text:p text:style-name="P24"/>
      <text:p text:style-name="podpis">Mgr. Petra Zdražilová v. r.</text:p>
      <text:p text:style-name="podpis">ředitelka právní sekce</text:p>
      <text:p text:style-name="podpis">(dopis je opatřen elektronickým podpisem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-complex="Times New Roman"/>
    </style:style>
    <style:style style:name="WW_CharLFO11LVL2" style:family="text">
      <style:text-properties style:font-name-complex="Times New Roman"/>
    </style:style>
    <style:style style:name="WW_CharLFO11LVL3" style:family="text">
      <style:text-properties style:font-name-complex="Times New Roman"/>
    </style:style>
    <style:style style:name="WW_CharLFO11LVL4" style:family="text">
      <style:text-properties style:font-name-complex="Times New Roman"/>
    </style:style>
    <style:style style:name="WW_CharLFO11LVL5" style:family="text">
      <style:text-properties style:font-name-complex="Times New Roman"/>
    </style:style>
    <style:style style:name="WW_CharLFO11LVL6" style:family="text">
      <style:text-properties style:font-name-complex="Times New Roman"/>
    </style:style>
    <style:style style:name="WW_CharLFO11LVL7" style:family="text">
      <style:text-properties style:font-name-complex="Times New Roman"/>
    </style:style>
    <style:style style:name="WW_CharLFO11LVL8" style:family="text">
      <style:text-properties style:font-name-complex="Times New Roman"/>
    </style:style>
    <style:style style:name="WW_CharLFO11LVL9" style:family="text">
      <style:text-properties style:font-name-complex="Times New Roman"/>
    </style:style>
    <style:style style:name="WW_CharLFO12LVL1" style:family="text">
      <style:text-properties style:font-name-complex="Times New Roman"/>
    </style:style>
    <style:style style:name="WW_CharLFO12LVL2" style:family="text">
      <style:text-properties style:font-name-complex="Times New Roman"/>
    </style:style>
    <style:style style:name="WW_CharLFO12LVL3" style:family="text">
      <style:text-properties style:font-name-complex="Times New Roman"/>
    </style:style>
    <style:style style:name="WW_CharLFO12LVL4" style:family="text">
      <style:text-properties style:font-name-complex="Times New Roman"/>
    </style:style>
    <style:style style:name="WW_CharLFO12LVL5" style:family="text">
      <style:text-properties style:font-name-complex="Times New Roman"/>
    </style:style>
    <style:style style:name="WW_CharLFO12LVL6" style:family="text">
      <style:text-properties style:font-name-complex="Times New Roman"/>
    </style:style>
    <style:style style:name="WW_CharLFO12LVL7" style:family="text">
      <style:text-properties style:font-name-complex="Times New Roman"/>
    </style:style>
    <style:style style:name="WW_CharLFO12LVL8" style:family="text">
      <style:text-properties style:font-name-complex="Times New Roman"/>
    </style:style>
    <style:style style:name="WW_CharLFO12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H7GG*</text:span>*KVOPX009H7GG*</text:p>
        <text:p text:style-name="P12"><text:span text:style-name="T13">KVOPX009H7GG</text:span>KVOPX009H7GG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6-17T08:29:00Z</meta:creation-date>
    <dc:date>2019-06-17T08:32:00Z</dc:date>
    <meta:print-date>2019-05-13T08:42:00Z</meta:print-date>
    <meta:template xlink:href="KVOP_dopis%20vedoucího" xlink:type="simple"/>
    <meta:editing-cycles>3</meta:editing-cycles>
    <meta:editing-duration>PT240S</meta:editing-duration>
    <meta:user-defined meta:name="ContentTypeId">0x010100D3A71DC738674B4893D02C4CA0E22FAC</meta:user-defined>
    <meta:document-statistic meta:page-count="2" meta:paragraph-count="6" meta:word-count="482" meta:character-count="3323" meta:row-count="23" meta:non-whitespace-character-count="2847"/>
  </office:meta>
</office:document-meta>
</file>